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cfb0"/>
    </style:style>
    <style:style style:name="T1" style:family="text">
      <style:text-properties officeooo:rsid="0015cfb0"/>
    </style:style>
    <style:style style:name="T2" style:family="text">
      <style:text-properties officeooo:rsid="00170e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Earth mover/scatter plots: <text:s/></text:span><text:a xlink:type="simple" xlink:href="https://www.rocq.inria.fr/axis/COMPSTAT2010/slides/slides_44.pdf"><text:span text:style-name="T1">https://www.rocq.inria.fr/axis/COMPSTAT2010/slides/slides_44.pdf</text:span></text:a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9T20:13:59.49</meta:creation-date>
    <dc:date>2013-01-19T20:15:52.64</dc:date>
    <meta:editing-duration>PT16S</meta:editing-duration>
    <meta:editing-cycles>2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1" meta:word-count="4" meta:character-count="92" meta:non-whitespace-character-count="88"/>
  </office:meta>
</office:document-meta>
</file>